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MLockingConfig.ISMLockingConfig( String className , Propertie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MLockingConfig.createISML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MLockingConfig.createDefaul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